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5.804cm"/>
    </style:style>
    <style:style style:name="co5" style:family="table-column">
      <style:table-column-properties fo:break-before="auto" style:column-width="1.854cm"/>
    </style:style>
    <style:style style:name="co7" style:family="table-column">
      <style:table-column-properties fo:break-before="auto" style:column-width="1.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-ranges="Sheet1.A1:Sheet1.I107">
        <office:forms form:automatic-focus="false" form:apply-design-mode="false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2" table:default-cell-style-name="Default"/>
        <table:table-row table:style-name="ro2">
          <table:table-cell table:number-columns-repeated="8"/>
          <table:table-cell office:value-type="string">
            <text:p>Team Formed</text:p>
          </table:table-cell>
          <table:table-cell table:number-columns-repeated="10"/>
        </table:table-row>
        <table:table-row table:style-name="ro3">
          <table:table-cell/>
          <table:table-cell table:style-name="ce1" office:value-type="string">
            <text:p>OpenAgile Assessment Worksheet*</text:p>
          </table:table-cell>
          <table:table-cell table:number-columns-repeated="4"/>
          <table:table-cell office:value-type="string">
            <text:p>Pre-Agile</text:p>
          </table:table-cell>
          <table:table-cell office:value-type="string">
            <text:p>Goal State</text:p>
          </table:table-cell>
          <table:table-cell office:value-type="string">
            <text:p>Cycle 0</text:p>
          </table:table-cell>
          <table:table-cell office:value-type="string">
            <text:p>Cycle 1</text:p>
          </table:table-cell>
          <table:table-cell office:value-type="string">
            <text:p>Cycle 2</text:p>
          </table:table-cell>
          <table:table-cell office:value-type="string">
            <text:p>Cycle 3</text:p>
          </table:table-cell>
          <table:table-cell office:value-type="string">
            <text:p>Cycle 4</text:p>
          </table:table-cell>
          <table:table-cell office:value-type="string">
            <text:p>Cycle 5</text:p>
          </table:table-cell>
          <table:table-cell office:value-type="string">
            <text:p>Cycle 6</text:p>
          </table:table-cell>
          <table:table-cell office:value-type="string">
            <text:p>Cycle 7</text:p>
          </table:table-cell>
          <table:table-cell office:value-type="string">
            <text:p>Cycle 8</text:p>
          </table:table-cell>
          <table:table-cell office:value-type="string">
            <text:p>Cycle 9</text:p>
          </table:table-cell>
          <table:table-cell office:value-type="string">
            <text:p>Cycle 10</text:p>
          </table:table-cell>
        </table:table-row>
        <table:table-row table:style-name="ro2">
          <table:table-cell table:number-columns-repeated="6"/>
          <table:table-cell table:formula="of:=SUM([.G4:.G107])" office:value-type="float" office:value="0">
            <text:p>0</text:p>
          </table:table-cell>
          <table:table-cell table:formula="of:=SUM([.H4:.H107])" office:value-type="float" office:value="0">
            <text:p>0</text:p>
          </table:table-cell>
          <table:table-cell table:formula="of:=SUM([.I4:.I107])" office:value-type="float" office:value="0">
            <text:p>0</text:p>
          </table:table-cell>
          <table:table-cell table:formula="of:=SUM([.J4:.J107])" office:value-type="float" office:value="0">
            <text:p>0</text:p>
          </table:table-cell>
          <table:table-cell table:formula="of:=SUM([.K4:.K107])" office:value-type="float" office:value="0">
            <text:p>0</text:p>
          </table:table-cell>
          <table:table-cell table:formula="of:=SUM([.L4:.L107])" office:value-type="float" office:value="0">
            <text:p>0</text:p>
          </table:table-cell>
          <table:table-cell table:formula="of:=SUM([.M4:.M107])" office:value-type="float" office:value="0">
            <text:p>0</text:p>
          </table:table-cell>
          <table:table-cell table:formula="of:=SUM([.N4:.N107])" office:value-type="float" office:value="0">
            <text:p>0</text:p>
          </table:table-cell>
          <table:table-cell table:formula="of:=SUM([.O4:.O107])" office:value-type="float" office:value="0">
            <text:p>0</text:p>
          </table:table-cell>
          <table:table-cell table:formula="of:=SUM([.P4:.P107])" office:value-type="float" office:value="0">
            <text:p>0</text:p>
          </table:table-cell>
          <table:table-cell table:formula="of:=SUM([.Q4:.Q107])" office:value-type="float" office:value="0">
            <text:p>0</text:p>
          </table:table-cell>
          <table:table-cell table:formula="of:=SUM([.R4:.R107])" office:value-type="float" office:value="0">
            <text:p>0</text:p>
          </table:table-cell>
          <table:table-cell table:formula="of:=SUM([.S4:.S107])" office:value-type="float" office:value="0">
            <text:p>0</text:p>
          </table:table-cell>
        </table:table-row>
        <table:table-row table:style-name="ro2">
          <table:table-cell table:number-columns-repeated="3"/>
          <table:table-cell table:style-name="ce2" office:value-type="string">
            <text:p>Formed Rules (Level 1)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2"/>
          <table:table-cell office:value-type="string">
            <text:p>Team agrees to learn and practice Truthfulnes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/>
          <table:table-cell office:value-type="string">
            <text:p>Team agrees to learn and practice Consultative Decision-Making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goes through a process of Reflection, Learning, Planning and Action in short Cycle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is aware of the broad goal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Prospective Team membership determined 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Team agrees to work towards <text:span text:style-name="T1">Launched Rules</text:span>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3" office:value-type="string">
            <text:p>Launched Rules (Level 2)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/>
          <table:table-cell office:value-type="string">
            <text:p>Work Cycle is a consistent length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eam is committed to a single clearly-articulated and well-defined project or operational Goal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eam has Cycle Engagement meeting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has Progress meeting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members are all at “Readiness” level **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Team agrees to work towards <text:span text:style-name="T1">Stable Rules</text:span>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3" office:value-type="string">
            <text:p>Stable Rules (Level 3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en Cycles completed (at least)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Key performance metric for Goal is defined and measured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All Team members are that the “Team Member” level **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One Team member is at the “Process Facilitation” level **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One Team member is at the “Growth Facilitation” level **</text:p>
          </table:table-cell>
          <table:table-cell table:number-columns-repeated="14"/>
        </table:table-row>
        <table:table-row table:style-name="ro5">
          <table:table-cell table:number-columns-repeated="4"/>
          <table:table-cell office:value-type="string">
            <text:p>For “projects”, Work Cycle is at most 1/5<text:span text:style-name="T2">th</text:span> duration of overall effort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ycle Engagement Meeting is timeboxed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Engagement Meeting includes Reflec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Engagement Meeting includes Learning (focused on Value Drivers)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Engagement Meeting includes Planning (choosing Value Drivers to work on)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he whole Team commits to the Cycle Pla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holds Progress Meeting at regular intervals at least four times per Cycle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Non-leveled OpenAgile rules adoption level at 50% for at least 3 Cycles in a row</text:p>
          </table:table-cell>
          <table:table-cell table:number-columns-repeated="14"/>
        </table:table-row>
        <table:table-row table:style-name="ro4">
          <table:table-cell table:number-columns-repeated="4"/>
          <table:table-cell office:value-type="string">
            <text:p>Team agrees to work towards <text:span text:style-name="T1">Performing Rules</text:span>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3" office:value-type="string">
            <text:p>Performing Rules (Level 4)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/>
          <table:table-cell office:value-type="string">
            <text:p>Twenty Cycles completed (at least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Key performance metric for Goal is measured and increasing for 70% of trailing Cycle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All Value Drivers are clearly related to the Goal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Progress Meeting includes Reflection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Progress Meeting includes Learning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Progress Meeting includes Planning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eam Standards defined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Cycle Engagement Meeting Learning includes Team Standard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eam Cycle Plan is visible in a Team Room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eam Cycle Plan is updated every Progress Meeting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All Consultative Decision-Making takes place in Team Room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Non-leveled OpenAgile rules adoption level at 70% for at least 5 Cycles in a row</text:p>
          </table:table-cell>
          <table:table-cell table:number-columns-repeated="14"/>
        </table:table-row>
        <table:table-row table:style-name="ro4">
          <table:table-cell table:number-columns-repeated="3"/>
          <table:table-cell table:style-name="ce3"/>
          <table:table-cell office:value-type="string">
            <text:p>Team agrees to work towards <text:span text:style-name="T1">Sustainable Rules</text:span>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>
            <text:p>Sustainable Rules (Level 5)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/>
          <table:table-cell office:value-type="string">
            <text:p>Thirty Cycles completed (at least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Key performance metric for Goal is measured and increasing for 90% of trailing Cycle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Second Team member is at the “Process Facilitation” level **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Second Team member is at the “Growth Facilitation” level **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One Team member is at the “Mentor” level **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Non-leveled OpenAgile rules adoption level at 90% for at least 10 Cycles in a row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OpenAgile Performance Metrics measured and trending upward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Limit Individual Work-In-Progress (WIP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Limit Team Work-In-Progress (WIP) with either Commitment Velocity or Per-Stage WIP Limits (Kanban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table:number-columns-repeated="15"/>
        </table:table-row>
        <table:table-row table:style-name="ro2">
          <table:table-cell table:number-columns-repeated="3"/>
          <table:table-cell table:style-name="ce3" office:value-type="string">
            <text:p>Innovating (Level 6)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3"/>
          <table:table-cell office:value-type="string">
            <text:p>Controlled experiments to measure the effect of changes in the OpenAgile rule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Contributing results of experiments to the OpenAgile community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/>
          <table:table-cell office:value-type="string">
            <text:p>The Foundations of OpenAgile are upheld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2" office:value-type="string">
            <text:p>Non-Leveled OpenAgile Rules to Implement As Soon As Possible: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Cycle Engagement Meeting results in a Cycle Plan consisting of many Task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tracks five types of work as tasks:</text:p>
          </table:table-cell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Calendar Event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Repetitive Activitie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Quality Problem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Obstacles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New Artifacts</text:p>
          </table:table-cell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Team writes SMART Value Driver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prioritizes Value Driver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eeks Guidance (advice, help, information, accompaniment)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Members Volunteer for Task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uses Consultative Method to make all decision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Process Facilitator tracking and removing Obstacle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Process Facilitator helping Team with OpenAgile Rule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No “Break” Between Cycle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Sustainable Pace – Timebox Effort, Not Just Schedule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asks Added/Updated/Removed in the Cycle Plan by Team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ycle Burndown Chart Based on number of Tasks remaining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ommitment Velocity Calculated (from Cycle Burndown)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Growth Facilitator helps Team prioritize Value Driver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Growth Facilitator helps Team build capac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Room with All Needed Equipment and Supplie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of Volunteers – Self-Selecting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2" office:value-type="string">
            <text:p>OpenAgile Performance Metrics: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Customer Satisfaction: Communic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ustomer Satisfaction: Progres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ustomer Satisfaction: Availabil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ustomer Satisfaction: Organiz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Customer Satisfaction: Qual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atisfaction: Communic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atisfaction: Progres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atisfaction: Availabil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atisfaction: Organiz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Team Satisfaction: Qual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Management Satisfaction: Communic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Management Satisfaction: Progress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Management Satisfaction: Availability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Management Satisfaction: Organization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>
            <text:p>Management Satisfaction: Quality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6">
          <table:table-cell table:number-columns-repeated="3"/>
          <table:table-cell office:value-type="string">
            <text:p>* Rules are cumulative for the Team Levels – all rules in a given level and all lower levels must be “yes” </text:p>
            <text:p>Or “4/4” for the team to be considered to be at that level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** Individual levels do not require actual certification unless the Team wishes to be certified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2010-11-16</text:date>, <text:time>17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OpenOffice.org_project/330m9$Build-1</meta:generator>
    <meta:initial-creator>Mishkin Berteig</meta:initial-creator>
    <meta:creation-date>2007-09-03T17:58:16</meta:creation-date>
    <dc:date>2010-11-16T17:27:26</dc:date>
    <meta:editing-cycles>17</meta:editing-cycles>
    <meta:editing-duration>P1DT7H11M30S</meta:editing-duration>
    <meta:document-statistic meta:table-count="3" meta:cell-count="127" meta:object-count="0"/>
    <meta:user-defined meta:name="Info 1"/>
    <meta:user-defined meta:name="Info 2"/>
    <meta:user-defined meta:name="Info 3"/>
    <meta:user-defined meta:name="Info 4"/>
  </office:meta>
</office:document-meta>
</file>